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1.0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54.79pt"/>
    </style:style>
    <style:style style:name="co13" style:family="table-column">
      <style:table-column-properties fo:break-before="auto" style:column-width="43.99pt"/>
    </style:style>
    <style:style style:name="co14" style:family="table-column">
      <style:table-column-properties fo:break-before="auto" style:column-width="30.1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25.91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301.89pt"/>
    </style:style>
    <style:style style:name="co20" style:family="table-column">
      <style:table-column-properties fo:break-before="auto" style:column-width="449.66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93" style:family="table-cell" style:parent-style-name="Default">
      <style:table-cell-properties fo:background-color="#fcd4d1"/>
    </style:style>
    <style:style style:name="ce94" style:family="table-cell" style:parent-style-name="Default">
      <style:table-cell-properties fo:background-color="#fffbcc"/>
    </style:style>
    <style:style style:name="ce95" style:family="table-cell" style:parent-style-name="Default">
      <style:table-cell-properties fo:background-color="#e0efd4"/>
    </style:style>
    <style:style style:name="ce96" style:family="table-cell" style:parent-style-name="Default">
      <style:table-cell-properties fo:background-color="#bce4e5"/>
    </style:style>
    <style:style style:name="ce97" style:family="table-cell" style:parent-style-name="Default">
      <style:table-cell-properties fo:background-color="#dfcce4"/>
    </style:style>
    <style:style style:name="ce98" style:family="table-cell" style:parent-style-name="Default">
      <style:table-cell-properties fo:background-color="#dfcce4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01" style:family="table-cell" style:parent-style-name="Default">
      <style:table-cell-properties fo:background-color="#fcd4d1"/>
      <style:text-properties style:font-name="Source Han Sans CN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normal" style:font-weight-asian="normal" style:font-weight-complex="normal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6" style:family="table-cell" style:parent-style-name="Default" style:data-style-name="N100">
      <style:map style:condition="cell-content()=&quot;Generic&quot;" style:apply-style-name="greyed_5f_out" style:base-cell-address="Sheet1.C11"/>
      <style:map style:condition="cell-content()=&quot;other&quot;" style:apply-style-name="greyed_5f_out" style:base-cell-address="Sheet1.C11"/>
    </style:style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116" style:family="table-cell" style:parent-style-name="Default">
      <style:table-cell-properties fo:background-color="#bce4e5"/>
      <style:text-properties style:font-name="Source Han Sans C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121" style:family="table-cell" style:parent-style-name="Default" style:data-style-name="N127"/>
    <style:style style:name="ce122" style:family="table-cell" style:parent-style-name="Default" style:data-style-name="N127">
      <style:table-cell-properties fo:background-color="transparent"/>
      <style:text-properties style:font-name="Source Han Sans CN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55" style:family="table-cell" style:parent-style-name="Default" style:data-style-name="N123">
      <style:text-properties style:font-name="Source Han Sans CN"/>
    </style:style>
    <style:style style:name="ce125" style:family="table-cell" style:parent-style-name="Default" style:data-style-name="N127">
      <style:table-cell-properties fo:background-color="#eeeeee"/>
      <style:text-properties style:font-name="Source Han Sans CN"/>
    </style:style>
    <style:style style:name="ce126" style:family="table-cell" style:parent-style-name="Default" style:data-style-name="N127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Q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Q1"/>
    </style:style>
    <style:style style:name="ce68" style:family="table-cell" style:parent-style-name="Default">
      <style:map style:condition="cell-content()=1" style:apply-style-name="highlight" style:base-cell-address="Sheet1.Q1"/>
    </style:style>
    <style:style style:name="ce134" style:family="table-cell" style:parent-style-name="Default">
      <style:map style:condition="cell-content()=1" style:apply-style-name="highlight" style:base-cell-address="Sheet1.Q11"/>
    </style:style>
    <style:style style:name="ce75" style:family="table-cell" style:parent-style-name="Default">
      <style:table-cell-properties fo:background-color="#eeeeee"/>
      <style:text-properties style:font-name="Source Han Sans CN"/>
      <style:map style:condition="cell-content()=1" style:apply-style-name="highlight" style:base-cell-address="Sheet1.Q1"/>
    </style:style>
    <style:style style:name="ce8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Q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Q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0"/>
        <table:table-column table:style-name="co4" table:default-cell-style-name="ce45"/>
        <table:table-column table:style-name="co5" table:default-cell-style-name="ce14"/>
        <table:table-column table:style-name="co4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2" table:default-cell-style-name="ce14"/>
        <table:table-column table:style-name="co13" table:default-cell-style-name="ce55"/>
        <table:table-column table:style-name="co14" table:default-cell-style-name="ce82"/>
        <table:table-column table:style-name="co15" table:default-cell-style-name="ce55"/>
        <table:table-column table:style-name="co16" table:default-cell-style-name="ce55"/>
        <table:table-column table:style-name="co10" table:default-cell-style-name="ce88"/>
        <table:table-column table:style-name="co10" table:default-cell-style-name="ce14"/>
        <table:table-column table:style-name="co4" table:number-columns-repeated="1001" table:default-cell-style-name="ce14"/>
        <table:table-row table:style-name="ro1">
          <table:table-cell table:style-name="ce1" office:value-type="string" calcext:value-type="string" table:number-columns-spanned="4" table:number-rows-spanned="1">
            <text:p>8seg</text:p>
          </table:table-cell>
          <table:covered-table-cell table:style-name="ce1"/>
          <table:covered-table-cell table:style-name="ce102"/>
          <table:covered-table-cell table:style-name="ce109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2"/>
          <table:table-cell table:style-name="ce103" office:value-type="string" calcext:value-type="string">
            <text:p>50</text:p>
          </table:table-cell>
          <table:table-cell table:style-name="ce42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2" table:number-rows-repeated="2">
          <table:table-cell table:style-name="ce2" table:number-columns-repeated="3"/>
          <table:table-cell table:style-name="ce41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le?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PN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Supplier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rice/MOQ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4">
          <table:table-cell table:style-name="ce93" office:value-type="string" calcext:value-type="string">
            <text:p>uC STM32</text:p>
          </table:table-cell>
          <table:table-cell table:style-name="ce95" office:value-type="string" calcext:value-type="string">
            <text:p>stock</text:p>
          </table:table-cell>
          <table:table-cell table:style-name="ce23" office:value-type="string" calcext:value-type="string">
            <text:p>TSSOP-20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030F4P6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20.9" calcext:value-type="float">
            <text:p>20.9</text:p>
          </table:table-cell>
          <table:table-cell table:style-name="ce121" table:formula="of:=[.K6]/[.I6]" office:value-type="currency" office:currency="USD" office:value="0.418" calcext:value-type="currency">
            <text:p>$0.418</text:p>
          </table:table-cell>
          <table:table-cell table:style-name="ce121" table:formula="of:=[.H6]*[.$L6]" office:value-type="currency" office:currency="USD" office:value="0.418" calcext:value-type="currency">
            <text:p>$0.418</text:p>
          </table:table-cell>
          <table:table-cell table:style-name="ce121" table:formula="of:=([.M6]*[.$C$2])*(1-[.Q6])" office:value-type="currency" office:currency="USD" office:value="20.9" calcext:value-type="currency">
            <text:p>$20.900</text:p>
          </table:table-cell>
          <table:table-cell table:style-name="Default" table:formula="of:=[.I6]*CEILING(([.H6]*[.$C$2])/[.I6])" office:value-type="float" office:value="50" calcext:value-type="float">
            <text:p>50</text:p>
          </table:table-cell>
          <table:table-cell table:style-name="ce121" table:formula="of:=[.O6]*[.L6]" office:value-type="currency" office:currency="USD" office:value="20.9" calcext:value-type="currency">
            <text:p>$20.900</text:p>
          </table:table-cell>
          <table:table-cell table:style-name="Default"/>
          <table:table-cell table:style-name="ce121" table:formula="of:=[.P6]*(1-[.Q6])" office:value-type="currency" office:currency="USD" office:value="20.9" calcext:value-type="currency">
            <text:p>$20.900</text:p>
          </table:table-cell>
          <table:table-cell table:style-name="ce121" table:formula="of:=[.R6]-[.N6]" office:value-type="currency" office:currency="USD" office:value="0" calcext:value-type="currency">
            <text:p>$0.000</text:p>
          </table:table-cell>
          <table:table-cell table:style-name="Default" table:formula="of:=[.O6]-[.H6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Free-shipping-50pcs-lots-STM32F030F4P6-STM32F030-MCU-ARM-16K-FLASH-20TSSOP-best-quality/32281734555.html?spm=2114.search0104.3.155.dca421d7ZdvygI&amp;ws_ab_test=searchweb0_0,searchweb201602_5_10065_10068_319_317_10696_10084_453_10924_454_10083_10618_10920_10921_10307_10922_537_536_10059_10884_10887_100031_321_322_10103,searchweb201603_51,ppcSwitch_0&amp;algo_expid=5f2c7dfd-87b4-4ec4-9deb-409c9d9694ea-22&amp;algo_pvid=5f2c7dfd-87b4-4ec4-9deb-409c9d9694ea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Voltage regulator 3.3V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23</text:p>
          </table:table-cell>
          <table:table-cell table:style-name="Default"/>
          <table:table-cell table:style-name="Default" office:value-type="string" calcext:value-type="string">
            <text:p>AP1117-33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77" calcext:value-type="float">
            <text:p>1.77</text:p>
          </table:table-cell>
          <table:table-cell table:style-name="ce121" table:formula="of:=[.K7]/[.I7]" office:value-type="currency" office:currency="USD" office:value="0.0177" calcext:value-type="currency">
            <text:p>$0.018</text:p>
          </table:table-cell>
          <table:table-cell table:style-name="ce121" table:formula="of:=[.H7]*[.$L7]" office:value-type="currency" office:currency="USD" office:value="0.0354" calcext:value-type="currency">
            <text:p>$0.035</text:p>
          </table:table-cell>
          <table:table-cell table:style-name="ce121" table:formula="of:=([.M7]*[.$C$2])*(1-[.Q7])" office:value-type="currency" office:currency="USD" office:value="1.77" calcext:value-type="currency">
            <text:p>$1.770</text:p>
          </table:table-cell>
          <table:table-cell table:style-name="Default" table:formula="of:=[.I7]*CEILING(([.H7]*[.$C$2])/[.I7])" office:value-type="float" office:value="100" calcext:value-type="float">
            <text:p>100</text:p>
          </table:table-cell>
          <table:table-cell table:style-name="ce121" table:formula="of:=[.O7]*[.L7]" office:value-type="currency" office:currency="USD" office:value="1.77" calcext:value-type="currency">
            <text:p>$1.770</text:p>
          </table:table-cell>
          <table:table-cell table:style-name="Default"/>
          <table:table-cell table:style-name="ce121" table:formula="of:=[.P7]*(1-[.Q7])" office:value-type="currency" office:currency="USD" office:value="1.77" calcext:value-type="currency">
            <text:p>$1.770</text:p>
          </table:table-cell>
          <table:table-cell table:style-name="ce121" table:formula="of:=[.R7]-[.N7]" office:value-type="currency" office:currency="USD" office:value="0" calcext:value-type="currency">
            <text:p>$0.000</text:p>
          </table:table-cell>
          <table:table-cell table:style-name="Default" table:formula="of:=[.O7]-[.H7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Free-Shipping-One-Lot-100pcs-AMS1117-3-3V-AMS1117-1117-3-3V-1A-Voltage-Regulator-LDO/2040294608.html?spm=2114.search0104.3.24.38891fabqpaIlO&amp;ws_ab_test=searchweb0_0,searchweb201602_5_10065_10068_319_317_10696_10084_453_10924_454_10083_10618_10920_10921_10307_10922_537_536_10059_10884_10887_100031_321_322_10103,searchweb201603_51,ppcSwitch_0&amp;algo_expid=af4a5015-5186-4176-a3dc-933a40641d80-3&amp;algo_pvid=af4a5015-5186-4176-a3dc-933a40641d80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Schottky diode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SMB</text:p>
          </table:table-cell>
          <table:table-cell table:style-name="Default"/>
          <table:table-cell table:style-name="Default" office:value-type="string" calcext:value-type="string">
            <text:p>SS51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2.78" calcext:value-type="float">
            <text:p>2.78</text:p>
          </table:table-cell>
          <table:table-cell table:style-name="ce121" table:formula="of:=[.K8]/[.I8]" office:value-type="currency" office:currency="USD" office:value="0.0278" calcext:value-type="currency">
            <text:p>$0.028</text:p>
          </table:table-cell>
          <table:table-cell table:style-name="ce121" table:formula="of:=[.H8]*[.$L8]" office:value-type="currency" office:currency="USD" office:value="0.1112" calcext:value-type="currency">
            <text:p>$0.111</text:p>
          </table:table-cell>
          <table:table-cell table:style-name="ce121" table:formula="of:=([.M8]*[.$C$2])*(1-[.Q8])" office:value-type="currency" office:currency="USD" office:value="5.56" calcext:value-type="currency">
            <text:p>$5.560</text:p>
          </table:table-cell>
          <table:table-cell table:style-name="Default" table:formula="of:=[.I8]*CEILING(([.H8]*[.$C$2])/[.I8])" office:value-type="float" office:value="200" calcext:value-type="float">
            <text:p>200</text:p>
          </table:table-cell>
          <table:table-cell table:style-name="ce121" table:formula="of:=[.O8]*[.L8]" office:value-type="currency" office:currency="USD" office:value="5.56" calcext:value-type="currency">
            <text:p>$5.560</text:p>
          </table:table-cell>
          <table:table-cell table:style-name="ce68"/>
          <table:table-cell table:style-name="ce121" table:formula="of:=[.P8]*(1-[.Q8])" office:value-type="currency" office:currency="USD" office:value="5.56" calcext:value-type="currency">
            <text:p>$5.560</text:p>
          </table:table-cell>
          <table:table-cell table:style-name="ce121" table:formula="of:=[.R8]-[.N8]" office:value-type="currency" office:currency="USD" office:value="0" calcext:value-type="currency">
            <text:p>$0.000</text:p>
          </table:table-cell>
          <table:table-cell table:style-name="Default" table:formula="of:=[.O8]-[.H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0pcs-lot-Diode-SS510-SMB-SCHOTTKY-DIODE-5A-100V/32763626070.html?spm=2114.search0104.3.102.5d9376b9UCv2cq&amp;ws_ab_test=searchweb0_0,searchweb201602_5_10065_10068_319_317_10696_10084_453_10924_454_10083_10618_10920_10921_10307_10922_537_536_10059_10884_10887_100031_321_322_10103,searchweb201603_51,ppcSwitch_0&amp;algo_expid=047fe3cc-83e2-4133-872e-99de493ee74a-14&amp;algo_pvid=047fe3cc-83e2-4133-872e-99de493ee74a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0u 25V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D10/P5.0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3.66" calcext:value-type="float">
            <text:p>3.66</text:p>
          </table:table-cell>
          <table:table-cell table:style-name="ce121" table:formula="of:=[.K9]/[.I9]" office:value-type="currency" office:currency="USD" office:value="0.0732" calcext:value-type="currency">
            <text:p>$0.073</text:p>
          </table:table-cell>
          <table:table-cell table:style-name="ce121" table:formula="of:=[.H9]*[.$L9]" office:value-type="currency" office:currency="USD" office:value="0.0732" calcext:value-type="currency">
            <text:p>$0.073</text:p>
          </table:table-cell>
          <table:table-cell table:style-name="ce121" table:formula="of:=([.M9]*[.$C$2])*(1-[.Q9])" office:value-type="currency" office:currency="USD" office:value="3.66" calcext:value-type="currency">
            <text:p>$3.660</text:p>
          </table:table-cell>
          <table:table-cell table:style-name="Default" table:formula="of:=[.I9]*CEILING(([.H9]*[.$C$2])/[.I9])" office:value-type="float" office:value="50" calcext:value-type="float">
            <text:p>50</text:p>
          </table:table-cell>
          <table:table-cell table:style-name="ce121" table:formula="of:=[.O9]*[.L9]" office:value-type="currency" office:currency="USD" office:value="3.66" calcext:value-type="currency">
            <text:p>$3.660</text:p>
          </table:table-cell>
          <table:table-cell table:style-name="ce68"/>
          <table:table-cell table:style-name="ce121" table:formula="of:=[.P9]*(1-[.Q9])" office:value-type="currency" office:currency="USD" office:value="3.66" calcext:value-type="currency">
            <text:p>$3.660</text:p>
          </table:table-cell>
          <table:table-cell table:style-name="ce121" table:formula="of:=[.R9]-[.N9]" office:value-type="currency" office:currency="USD" office:value="0" calcext:value-type="currency">
            <text:p>$0.000</text:p>
          </table:table-cell>
          <table:table-cell table:style-name="Default" table:formula="of:=[.O9]-[.H9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CNIKESIN-50PCS-25V1000UF-new-genuine-high-quality-power-supply-line-super-electrolytic-capacitor-1000UF-25V-10X17mm/32810120042.html?spm=2114.search0104.3.51.c3ab518eev3hWZ&amp;ws_ab_test=searchweb0_0,searchweb201602_5_10065_10068_319_317_10696_10084_453_10924_454_10083_10618_10920_10921_10307_10922_537_536_10059_10884_10887_100031_321_322_10103,searchweb201603_51,ppcSwitch_0&amp;algo_expid=c021aadb-ec8d-4f38-b82f-a489f36c404e-7&amp;algo_pvid=c021aadb-ec8d-4f38-b82f-a489f36c404e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470uF 10V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D10/P5.0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38" calcext:value-type="float">
            <text:p>1.38</text:p>
          </table:table-cell>
          <table:table-cell table:style-name="ce121" table:formula="of:=[.K10]/[.I10]" office:value-type="currency" office:currency="USD" office:value="0.046" calcext:value-type="currency">
            <text:p>$0.046</text:p>
          </table:table-cell>
          <table:table-cell table:style-name="ce121" table:formula="of:=[.H10]*[.$L10]" office:value-type="currency" office:currency="USD" office:value="0.046" calcext:value-type="currency">
            <text:p>$0.046</text:p>
          </table:table-cell>
          <table:table-cell table:style-name="ce121" table:formula="of:=([.M10]*[.$C$2])*(1-[.Q10])" office:value-type="currency" office:currency="USD" office:value="2.3" calcext:value-type="currency">
            <text:p>$2.300</text:p>
          </table:table-cell>
          <table:table-cell table:style-name="Default" table:formula="of:=[.I10]*CEILING(([.H10]*[.$C$2])/[.I10])" office:value-type="float" office:value="60" calcext:value-type="float">
            <text:p>60</text:p>
          </table:table-cell>
          <table:table-cell table:style-name="ce121" table:formula="of:=[.O10]*[.L10]" office:value-type="currency" office:currency="USD" office:value="2.76" calcext:value-type="currency">
            <text:p>$2.760</text:p>
          </table:table-cell>
          <table:table-cell table:style-name="ce68"/>
          <table:table-cell table:style-name="ce121" table:formula="of:=[.P10]*(1-[.Q10])" office:value-type="currency" office:currency="USD" office:value="2.76" calcext:value-type="currency">
            <text:p>$2.760</text:p>
          </table:table-cell>
          <table:table-cell table:style-name="ce121" table:formula="of:=[.R10]-[.N10]" office:value-type="currency" office:currency="USD" office:value="0.46" calcext:value-type="currency">
            <text:p>$0.460</text:p>
          </table:table-cell>
          <table:table-cell table:style-name="Default" table:formula="of:=[.O10]-[.H10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5V-470UF-8-12-aluminum-electrolytic-capacitor-470uf-25v/32814887162.html?spm=2114.search0104.3.30.4ae06f10O6iQIu&amp;ws_ab_test=searchweb0_0,searchweb201602_5_10065_10068_319_317_10696_10084_453_10924_454_10083_10618_10920_10921_10307_10922_537_536_10059_10884_10887_100031_321_322_10103,searchweb201603_51,ppcSwitch_0&amp;algo_expid=c1a9e8ef-a30c-4fcf-8211-67cc2a2951b1-4&amp;algo_pvid=c1a9e8ef-a30c-4fcf-8211-67cc2a2951b1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u/6.3V X7R</text:p>
          </table:table-cell>
          <table:table-cell table:style-name="ce94" office:value-type="string" calcext:value-type="string">
            <text:p>local</text:p>
          </table:table-cell>
          <table:table-cell table:style-name="ce106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A106MQ8NNNC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136" calcext:value-type="currency">
            <text:p>$0.014</text:p>
          </table:table-cell>
          <table:table-cell table:style-name="ce121" table:formula="of:=[.H11]*[.$L11]" office:value-type="currency" office:currency="USD" office:value="0.0136" calcext:value-type="currency">
            <text:p>$0.014</text:p>
          </table:table-cell>
          <table:table-cell table:style-name="ce121" table:formula="of:=([.M11]*[.$C$2])*(1-[.Q11])" office:value-type="currency" office:currency="USD" office:value="0.68" calcext:value-type="currency">
            <text:p>$0.680</text:p>
          </table:table-cell>
          <table:table-cell table:style-name="Default" table:formula="of:=[.I11]*CEILING(([.H11]*[.$C$2])/[.I11])" office:value-type="float" office:value="50" calcext:value-type="float">
            <text:p>50</text:p>
          </table:table-cell>
          <table:table-cell table:style-name="ce121" table:formula="of:=[.O11]*[.L11]" office:value-type="currency" office:currency="USD" office:value="0.68" calcext:value-type="currency">
            <text:p>$0.680</text:p>
          </table:table-cell>
          <table:table-cell table:style-name="ce134"/>
          <table:table-cell table:style-name="ce121" table:formula="of:=[.P11]*(1-[.Q11])" office:value-type="currency" office:currency="USD" office:value="0.68" calcext:value-type="currency">
            <text:p>$0.680</text:p>
          </table:table-cell>
          <table:table-cell table:style-name="ce121" table:formula="of:=[.R11]-[.N11]" office:value-type="currency" office:currency="USD" office:value="0" calcext:value-type="currency">
            <text:p>$0.000</text:p>
          </table:table-cell>
          <table:table-cell table:style-name="Default" table:formula="of:=[.O11]-[.H1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ultilayer-Ceramic-Capacitors-MLCC-SMD-SMT_SAMSUNG_CL10A106MQ8NNNC_10uF-106-20-6-3V_C169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u/25V X7R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Murata</text:p>
          </table:table-cell>
          <table:table-cell table:style-name="Default" office:value-type="string" calcext:value-type="string">
            <text:p>GRM188R61E106MA73D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1175" calcext:value-type="currency">
            <text:p>$0.118</text:p>
          </table:table-cell>
          <table:table-cell table:style-name="ce121" table:formula="of:=[.H12]*[.$L12]" office:value-type="currency" office:currency="USD" office:value="0.1175" calcext:value-type="currency">
            <text:p>$0.118</text:p>
          </table:table-cell>
          <table:table-cell table:style-name="ce121" table:formula="of:=([.M12]*[.$C$2])*(1-[.Q12])" office:value-type="currency" office:currency="USD" office:value="0" calcext:value-type="currency">
            <text:p>$0.000</text:p>
          </table:table-cell>
          <table:table-cell table:style-name="Default" table:formula="of:=[.I12]*CEILING(([.H12]*[.$C$2])/[.I12])" office:value-type="float" office:value="50" calcext:value-type="float">
            <text:p>50</text:p>
          </table:table-cell>
          <table:table-cell table:style-name="ce121" table:formula="of:=[.O12]*[.L12]" office:value-type="currency" office:currency="USD" office:value="5.875" calcext:value-type="currency">
            <text:p>$5.875</text:p>
          </table:table-cell>
          <table:table-cell table:style-name="ce68" office:value-type="float" office:value="1" calcext:value-type="float">
            <text:p>1</text:p>
          </table:table-cell>
          <table:table-cell table:style-name="ce121" table:formula="of:=[.P12]*(1-[.Q12])" office:value-type="currency" office:currency="USD" office:value="0" calcext:value-type="currency">
            <text:p>$0.000</text:p>
          </table:table-cell>
          <table:table-cell table:style-name="ce121" table:formula="of:=[.R12]-[.N12]" office:value-type="currency" office:currency="USD" office:value="0" calcext:value-type="currency">
            <text:p>$0.000</text:p>
          </table:table-cell>
          <table:table-cell table:style-name="Default" table:formula="of:=[.O12]-[.H1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ultilayer-Ceramic-Capacitors-MLCC-SMD-SMT_MuRata_GRM188R61E106MA73D_10uF-106-20-25V_C91606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0603 100n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B104M250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085" calcext:value-type="currency">
            <text:p>$0.009</text:p>
          </table:table-cell>
          <table:table-cell table:style-name="ce121" table:formula="of:=[.H13]*[.$L13]" office:value-type="currency" office:currency="USD" office:value="0.017" calcext:value-type="currency">
            <text:p>$0.017</text:p>
          </table:table-cell>
          <table:table-cell table:style-name="ce121" table:formula="of:=([.M13]*[.$C$2])*(1-[.Q13])" office:value-type="currency" office:currency="USD" office:value="0.85" calcext:value-type="currency">
            <text:p>$0.850</text:p>
          </table:table-cell>
          <table:table-cell table:style-name="Default" table:formula="of:=[.I13]*CEILING(([.H13]*[.$C$2])/[.I13])" office:value-type="float" office:value="100" calcext:value-type="float">
            <text:p>100</text:p>
          </table:table-cell>
          <table:table-cell table:style-name="ce121" table:formula="of:=[.O13]*[.L13]" office:value-type="currency" office:currency="USD" office:value="0.85" calcext:value-type="currency">
            <text:p>$0.850</text:p>
          </table:table-cell>
          <table:table-cell table:style-name="ce68"/>
          <table:table-cell table:style-name="ce121" table:formula="of:=[.P13]*(1-[.Q13])" office:value-type="currency" office:currency="USD" office:value="0.85" calcext:value-type="currency">
            <text:p>$0.850</text:p>
          </table:table-cell>
          <table:table-cell table:style-name="ce121" table:formula="of:=[.R13]-[.N13]" office:value-type="currency" office:currency="USD" office:value="0" calcext:value-type="currency">
            <text:p>$0.000</text:p>
          </table:table-cell>
          <table:table-cell table:style-name="Default" table:formula="of:=[.O13]-[.H1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ultilayer-Ceramic-Capacitors-MLCC-SMD-SMT_100nF-104-20-25V_C10756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10k 1%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2FTP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019" calcext:value-type="currency">
            <text:p>$0.002</text:p>
          </table:table-cell>
          <table:table-cell table:style-name="ce121" table:formula="of:=[.H14]*[.$L14]" office:value-type="currency" office:currency="USD" office:value="0.0076" calcext:value-type="currency">
            <text:p>$0.008</text:p>
          </table:table-cell>
          <table:table-cell table:style-name="ce121" table:formula="of:=([.M14]*[.$C$2])*(1-[.Q14])" office:value-type="currency" office:currency="USD" office:value="0.38" calcext:value-type="currency">
            <text:p>$0.380</text:p>
          </table:table-cell>
          <table:table-cell table:style-name="Default" table:formula="of:=[.I14]*CEILING(([.H14]*[.$C$2])/[.I14])" office:value-type="float" office:value="200" calcext:value-type="float">
            <text:p>200</text:p>
          </table:table-cell>
          <table:table-cell table:style-name="ce121" table:formula="of:=[.O14]*[.L14]" office:value-type="currency" office:currency="USD" office:value="0.38" calcext:value-type="currency">
            <text:p>$0.380</text:p>
          </table:table-cell>
          <table:table-cell table:style-name="ce68"/>
          <table:table-cell table:style-name="ce121" table:formula="of:=[.P14]*(1-[.Q14])" office:value-type="currency" office:currency="USD" office:value="0.38" calcext:value-type="currency">
            <text:p>$0.380</text:p>
          </table:table-cell>
          <table:table-cell table:style-name="ce121" table:formula="of:=[.R14]-[.N14]" office:value-type="currency" office:currency="USD" office:value="0" calcext:value-type="currency">
            <text:p>$0.000</text:p>
          </table:table-cell>
          <table:table-cell table:style-name="Default" table:formula="of:=[.O14]-[.H14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Chip-Resistor-Surface-Mount_10KR-1002-1_C10319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3k3 1%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3302FTP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05" calcext:value-type="currency">
            <text:p>$0.005</text:p>
          </table:table-cell>
          <table:table-cell table:style-name="ce121" table:formula="of:=[.H15]*[.$L15]" office:value-type="currency" office:currency="USD" office:value="0.01" calcext:value-type="currency">
            <text:p>$0.010</text:p>
          </table:table-cell>
          <table:table-cell table:style-name="ce121" table:formula="of:=([.M15]*[.$C$2])*(1-[.Q15])" office:value-type="currency" office:currency="USD" office:value="0.5" calcext:value-type="currency">
            <text:p>$0.500</text:p>
          </table:table-cell>
          <table:table-cell table:style-name="Default" table:formula="of:=[.I15]*CEILING(([.H15]*[.$C$2])/[.I15])" office:value-type="float" office:value="100" calcext:value-type="float">
            <text:p>100</text:p>
          </table:table-cell>
          <table:table-cell table:style-name="ce121" table:formula="of:=[.O15]*[.L15]" office:value-type="currency" office:currency="USD" office:value="0.5" calcext:value-type="currency">
            <text:p>$0.500</text:p>
          </table:table-cell>
          <table:table-cell table:style-name="ce68"/>
          <table:table-cell table:style-name="ce121" table:formula="of:=[.P15]*(1-[.Q15])" office:value-type="currency" office:currency="USD" office:value="0.5" calcext:value-type="currency">
            <text:p>$0.500</text:p>
          </table:table-cell>
          <table:table-cell table:style-name="ce121" table:formula="of:=[.R15]-[.N15]" office:value-type="currency" office:currency="USD" office:value="0" calcext:value-type="currency">
            <text:p>$0.000</text:p>
          </table:table-cell>
          <table:table-cell table:style-name="Default" table:formula="of:=[.O15]-[.H15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Chip-Resistor-Surface-Mount_33KR-3302-1_C10354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Schottky diode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MiniMELF</text:p>
          </table:table-cell>
          <table:table-cell table:style-name="Default" office:value-type="string" calcext:value-type="string">
            <text:p>Semtech</text:p>
          </table:table-cell>
          <table:table-cell table:style-name="Default" office:value-type="string" calcext:value-type="string">
            <text:p>LL60P-D4004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292" calcext:value-type="currency">
            <text:p>$0.029</text:p>
          </table:table-cell>
          <table:table-cell table:style-name="ce121" table:formula="of:=[.H16]*[.$L16]" office:value-type="currency" office:currency="USD" office:value="0.0584" calcext:value-type="currency">
            <text:p>$0.058</text:p>
          </table:table-cell>
          <table:table-cell table:style-name="ce121" table:formula="of:=([.M16]*[.$C$2])*(1-[.Q16])" office:value-type="currency" office:currency="USD" office:value="2.92" calcext:value-type="currency">
            <text:p>$2.920</text:p>
          </table:table-cell>
          <table:table-cell table:style-name="Default" table:formula="of:=[.I16]*CEILING(([.H16]*[.$C$2])/[.I16])" office:value-type="float" office:value="100" calcext:value-type="float">
            <text:p>100</text:p>
          </table:table-cell>
          <table:table-cell table:style-name="ce121" table:formula="of:=[.O16]*[.L16]" office:value-type="currency" office:currency="USD" office:value="2.92" calcext:value-type="currency">
            <text:p>$2.920</text:p>
          </table:table-cell>
          <table:table-cell table:style-name="ce68"/>
          <table:table-cell table:style-name="ce121" table:formula="of:=[.P16]*(1-[.Q16])" office:value-type="currency" office:currency="USD" office:value="2.92" calcext:value-type="currency">
            <text:p>$2.920</text:p>
          </table:table-cell>
          <table:table-cell table:style-name="ce121" table:formula="of:=[.R16]-[.N16]" office:value-type="currency" office:currency="USD" office:value="0" calcext:value-type="currency">
            <text:p>$0.000</text:p>
          </table:table-cell>
          <table:table-cell table:style-name="Default" table:formula="of:=[.O16]-[.H16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Schottky-Barrier-Diodes-SBD_STLL60P_C5172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MOSFET P-ch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1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77" calcext:value-type="float">
            <text:p>1.77</text:p>
          </table:table-cell>
          <table:table-cell table:style-name="ce121" table:formula="of:=[.K17]/[.I17]" office:value-type="currency" office:currency="USD" office:value="0.0177" calcext:value-type="currency">
            <text:p>$0.018</text:p>
          </table:table-cell>
          <table:table-cell table:style-name="ce121" table:formula="of:=[.H17]*[.$L22]" office:value-type="currency" office:currency="USD" office:value="0.0398" calcext:value-type="currency">
            <text:p>$0.040</text:p>
          </table:table-cell>
          <table:table-cell table:style-name="ce121" table:formula="of:=([.M17]*[.$C$2])*(1-[.Q17])" office:value-type="currency" office:currency="USD" office:value="1.99" calcext:value-type="currency">
            <text:p>$1.990</text:p>
          </table:table-cell>
          <table:table-cell table:style-name="Default" table:formula="of:=[.I17]*CEILING(([.H17]*[.$C$2])/[.I17])" office:value-type="float" office:value="100" calcext:value-type="float">
            <text:p>100</text:p>
          </table:table-cell>
          <table:table-cell table:style-name="ce121" table:formula="of:=[.O17]*[.L22]" office:value-type="currency" office:currency="USD" office:value="1.99" calcext:value-type="currency">
            <text:p>$1.990</text:p>
          </table:table-cell>
          <table:table-cell table:style-name="ce68"/>
          <table:table-cell table:style-name="ce121" table:formula="of:=[.P17]*(1-[.Q17])" office:value-type="currency" office:currency="USD" office:value="1.99" calcext:value-type="currency">
            <text:p>$1.990</text:p>
          </table:table-cell>
          <table:table-cell table:style-name="ce121" table:formula="of:=[.R17]-[.N17]" office:value-type="currency" office:currency="USD" office:value="0" calcext:value-type="currency">
            <text:p>$0.000</text:p>
          </table:table-cell>
          <table:table-cell table:style-name="Default" table:formula="of:=[.O17]-[.H17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0pcs-lot-free-shipping-MOS-AO3401-AO3401A19T-SOT-23-100-new-Original-Quality-Assurance/2030993203.html?spm=2114.search0104.3.2.62657b63ClsmLs&amp;ws_ab_test=searchweb0_0,searchweb201602_5_10065_10068_319_317_10696_10084_453_10924_454_10083_10618_10920_10921_10307_10922_537_536_10059_10884_10887_100031_321_322_10103,searchweb201603_51,ppcSwitch_0&amp;algo_expid=f5540973-f000-4f03-8164-aa0955d6d7cd-0&amp;algo_pvid=f5540973-f000-4f03-8164-aa0955d6d7cd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Zener diode 8.2V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MiniMELF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98" calcext:value-type="float">
            <text:p>0.98</text:p>
          </table:table-cell>
          <table:table-cell table:style-name="ce121" table:formula="of:=[.K18]/[.I18]" office:value-type="currency" office:currency="USD" office:value="0.0049" calcext:value-type="currency">
            <text:p>$0.005</text:p>
          </table:table-cell>
          <table:table-cell table:style-name="ce121" table:formula="of:=[.H18]*[.$L18]" office:value-type="currency" office:currency="USD" office:value="0.0098" calcext:value-type="currency">
            <text:p>$0.010</text:p>
          </table:table-cell>
          <table:table-cell table:style-name="ce121" table:formula="of:=([.M18]*[.$C$2])*(1-[.Q18])" office:value-type="currency" office:currency="USD" office:value="0.49" calcext:value-type="currency">
            <text:p>$0.490</text:p>
          </table:table-cell>
          <table:table-cell table:style-name="Default" table:formula="of:=[.I18]*CEILING(([.H18]*[.$C$2])/[.I18])" office:value-type="float" office:value="200" calcext:value-type="float">
            <text:p>200</text:p>
          </table:table-cell>
          <table:table-cell table:style-name="ce121" table:formula="of:=[.O18]*[.L18]" office:value-type="currency" office:currency="USD" office:value="0.98" calcext:value-type="currency">
            <text:p>$0.980</text:p>
          </table:table-cell>
          <table:table-cell table:style-name="ce68"/>
          <table:table-cell table:style-name="ce121" table:formula="of:=[.P18]*(1-[.Q18])" office:value-type="currency" office:currency="USD" office:value="0.98" calcext:value-type="currency">
            <text:p>$0.980</text:p>
          </table:table-cell>
          <table:table-cell table:style-name="ce121" table:formula="of:=[.R18]-[.N18]" office:value-type="currency" office:currency="USD" office:value="0.49" calcext:value-type="currency">
            <text:p>$0.490</text:p>
          </table:table-cell>
          <table:table-cell table:style-name="Default" table:formula="of:=[.O18]-[.H18]*[.$C$2]" office:value-type="float" office:value="100" calcext:value-type="float">
            <text:p>100</text:p>
          </table:table-cell>
          <table:table-cell table:style-name="Default" office:value-type="string" calcext:value-type="string">
            <text:p>https://www.aliexpress.com/item/1-2W-Zener-diode-ZMM-0-5W-2V0-2V2-2V4-2V7-3V0-3V3-3V6-3V9-4V3/32829966736.html?spm=2114.search0104.3.65.783ec041yU0mtW&amp;ws_ab_test=searchweb0_0%2Csearchweb201602_5_10065_10068_319_317_10696_10084_453_10924_454_10083_10618_10920_10921_10307_10922_537_536_10059_10884_10887_100031_321_322_10103%2Csearchweb201603_51%2CppcSwitch_0&amp;algo_pvid=922445c6-3c8b-4d48-806c-a0e923144ae4&amp;algo_expid=922445c6-3c8b-4d48-806c-a0e923144ae4-9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rystal 8MHz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322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7" calcext:value-type="float">
            <text:p>1.47</text:p>
          </table:table-cell>
          <table:table-cell table:style-name="ce121" table:formula="of:=[.K19]/[.I19]" office:value-type="currency" office:currency="USD" office:value="0.147" calcext:value-type="currency">
            <text:p>$0.147</text:p>
          </table:table-cell>
          <table:table-cell table:style-name="ce121" table:formula="of:=[.H19]*[.$L19]" office:value-type="currency" office:currency="USD" office:value="0.147" calcext:value-type="currency">
            <text:p>$0.147</text:p>
          </table:table-cell>
          <table:table-cell table:style-name="ce121" table:formula="of:=([.M19]*[.$C$2])*(1-[.Q19])" office:value-type="currency" office:currency="USD" office:value="0" calcext:value-type="currency">
            <text:p>$0.000</text:p>
          </table:table-cell>
          <table:table-cell table:style-name="Default" table:formula="of:=[.I19]*CEILING(([.H19]*[.$C$2])/[.I19])" office:value-type="float" office:value="50" calcext:value-type="float">
            <text:p>50</text:p>
          </table:table-cell>
          <table:table-cell table:style-name="ce121" table:formula="of:=[.O19]*[.L19]" office:value-type="currency" office:currency="USD" office:value="7.35" calcext:value-type="currency">
            <text:p>$7.350</text:p>
          </table:table-cell>
          <table:table-cell table:style-name="ce68" office:value-type="float" office:value="1" calcext:value-type="float">
            <text:p>1</text:p>
          </table:table-cell>
          <table:table-cell table:style-name="ce121" table:formula="of:=[.P19]*(1-[.Q19])" office:value-type="currency" office:currency="USD" office:value="0" calcext:value-type="currency">
            <text:p>$0.000</text:p>
          </table:table-cell>
          <table:table-cell table:style-name="ce121" table:formula="of:=[.R19]-[.N19]" office:value-type="currency" office:currency="USD" office:value="0" calcext:value-type="currency">
            <text:p>$0.000</text:p>
          </table:table-cell>
          <table:table-cell table:style-name="Default" table:formula="of:=[.O19]-[.H19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302.9c1f3c00SlbibD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2p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20G500CT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101" calcext:value-type="currency">
            <text:p>$0.010</text:p>
          </table:table-cell>
          <table:table-cell table:style-name="ce121" table:formula="of:=[.H20]*[.$L20]" office:value-type="currency" office:currency="USD" office:value="0.0202" calcext:value-type="currency">
            <text:p>$0.020</text:p>
          </table:table-cell>
          <table:table-cell table:style-name="ce121" table:formula="of:=([.M20]*[.$C$2])*(1-[.Q20])" office:value-type="currency" office:currency="USD" office:value="1.01" calcext:value-type="currency">
            <text:p>$1.010</text:p>
          </table:table-cell>
          <table:table-cell table:style-name="Default" table:formula="of:=[.I20]*CEILING(([.H20]*[.$C$2])/[.I20])" office:value-type="float" office:value="100" calcext:value-type="float">
            <text:p>100</text:p>
          </table:table-cell>
          <table:table-cell table:style-name="ce121" table:formula="of:=[.O20]*[.L20]" office:value-type="currency" office:currency="USD" office:value="1.01" calcext:value-type="currency">
            <text:p>$1.010</text:p>
          </table:table-cell>
          <table:table-cell table:style-name="ce68"/>
          <table:table-cell table:style-name="ce121" table:formula="of:=[.P20]*(1-[.Q20])" office:value-type="currency" office:currency="USD" office:value="1.01" calcext:value-type="currency">
            <text:p>$1.010</text:p>
          </table:table-cell>
          <table:table-cell table:style-name="ce121" table:formula="of:=[.R20]-[.N20]" office:value-type="currency" office:currency="USD" office:value="0" calcext:value-type="currency">
            <text:p>$0.000</text:p>
          </table:table-cell>
          <table:table-cell table:style-name="Default" table:formula="of:=[.O20]-[.H20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ultilayer-Ceramic-Capacitors-MLCC-SMD-SMT_Huaxin-S-T-0603N120G500CT_C302050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Male header 1*4P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P2.54</text:p>
          </table:table-cell>
          <table:table-cell table:style-name="Default" table:number-columns-repeated="2"/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188" calcext:value-type="currency">
            <text:p>$0.019</text:p>
          </table:table-cell>
          <table:table-cell table:style-name="ce121" table:formula="of:=[.H21]*[.$L21]" office:value-type="currency" office:currency="USD" office:value="0.0188" calcext:value-type="currency">
            <text:p>$0.019</text:p>
          </table:table-cell>
          <table:table-cell table:style-name="ce121" table:formula="of:=([.M21]*[.$C$2])*(1-[.Q21])" office:value-type="currency" office:currency="USD" office:value="0.94" calcext:value-type="currency">
            <text:p>$0.940</text:p>
          </table:table-cell>
          <table:table-cell table:style-name="Default" table:formula="of:=[.I21]*CEILING(([.H21]*[.$C$2])/[.I21])" office:value-type="float" office:value="60" calcext:value-type="float">
            <text:p>60</text:p>
          </table:table-cell>
          <table:table-cell table:style-name="ce121" table:formula="of:=[.O21]*[.L21]" office:value-type="currency" office:currency="USD" office:value="1.128" calcext:value-type="currency">
            <text:p>$1.128</text:p>
          </table:table-cell>
          <table:table-cell table:style-name="ce68"/>
          <table:table-cell table:style-name="ce121" table:formula="of:=[.P21]*(1-[.Q21])" office:value-type="currency" office:currency="USD" office:value="1.128" calcext:value-type="currency">
            <text:p>$1.128</text:p>
          </table:table-cell>
          <table:table-cell table:style-name="ce121" table:formula="of:=[.R21]-[.N21]" office:value-type="currency" office:currency="USD" office:value="0.188" calcext:value-type="currency">
            <text:p>$0.188</text:p>
          </table:table-cell>
          <table:table-cell table:style-name="Default" table:formula="of:=[.O21]-[.H21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lcsc.com/product-detail/Male-Header_2-54mm-1-4P-HeaderG-FRegular_C152150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MOSFET N-ch</text:p>
          </table:table-cell>
          <table:table-cell table:style-name="ce95" office:value-type="string" calcext:value-type="string">
            <text:p>stock</text:p>
          </table:table-cell>
          <table:table-cell table:style-name="ce2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99" calcext:value-type="float">
            <text:p>1.99</text:p>
          </table:table-cell>
          <table:table-cell table:style-name="ce121" table:formula="of:=[.K22]/[.I22]" office:value-type="currency" office:currency="USD" office:value="0.0199" calcext:value-type="currency">
            <text:p>$0.020</text:p>
          </table:table-cell>
          <table:table-cell table:style-name="ce121" table:formula="of:=[.H22]*[.$L22]" office:value-type="currency" office:currency="USD" office:value="0.0597" calcext:value-type="currency">
            <text:p>$0.060</text:p>
          </table:table-cell>
          <table:table-cell table:style-name="ce121" table:formula="of:=([.M22]*[.$C$2])*(1-[.Q22])" office:value-type="currency" office:currency="USD" office:value="2.985" calcext:value-type="currency">
            <text:p>$2.985</text:p>
          </table:table-cell>
          <table:table-cell table:style-name="Default" table:formula="of:=[.I22]*CEILING(([.H22]*[.$C$2])/[.I22])" office:value-type="float" office:value="200" calcext:value-type="float">
            <text:p>200</text:p>
          </table:table-cell>
          <table:table-cell table:style-name="ce121" table:formula="of:=[.O22]*[.L22]" office:value-type="currency" office:currency="USD" office:value="3.98" calcext:value-type="currency">
            <text:p>$3.980</text:p>
          </table:table-cell>
          <table:table-cell table:style-name="ce68"/>
          <table:table-cell table:style-name="ce121" table:formula="of:=[.P22]*(1-[.Q22])" office:value-type="currency" office:currency="USD" office:value="3.98" calcext:value-type="currency">
            <text:p>$3.980</text:p>
          </table:table-cell>
          <table:table-cell table:style-name="ce121" table:formula="of:=[.R22]-[.N22]" office:value-type="currency" office:currency="USD" office:value="0.995" calcext:value-type="currency">
            <text:p>$0.995</text:p>
          </table:table-cell>
          <table:table-cell table:style-name="Default" table:formula="of:=[.O22]-[.H22]*[.$C$2]" office:value-type="float" office:value="50" calcext:value-type="float">
            <text:p>50</text:p>
          </table:table-cell>
          <table:table-cell table:style-name="Default" office:value-type="string" calcext:value-type="string">
            <text:p>https://www.aliexpress.com/item/Free-shipping-20pcs-SMD-mosfet-transistor-SOT-23-AO3400/32360580221.html?spm=2114.search0104.3.2.1cf35fb7BUU9JX&amp;ws_ab_test=searchweb0_0,searchweb201602_5_10065_10068_319_317_10696_10084_453_10924_454_10083_10618_10920_10921_10307_10922_537_536_10059_10884_10887_100031_321_322_10103,searchweb201603_51,ppcSwitch_0&amp;algo_expid=063eca95-98dd-41eb-8991-86922ccebf85-0&amp;algo_pvid=063eca95-98dd-41eb-8991-86922ccebf85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R 620 2W</text:p>
          </table:table-cell>
          <table:table-cell table:style-name="ce94" office:value-type="string" calcext:value-type="string">
            <text:p>local</text:p>
          </table:table-cell>
          <table:table-cell table:style-name="ce24" office:value-type="string" calcext:value-type="string">
            <text:p>2512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25621JTE</text:p>
          </table:table-cell>
          <table:table-cell table:style-name="ce93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1" office:value-type="currency" office:currency="USD" office:value="0.0144" calcext:value-type="currency">
            <text:p>$0.014</text:p>
          </table:table-cell>
          <table:table-cell table:style-name="ce121" table:formula="of:=[.H23]*[.$L23]" office:value-type="currency" office:currency="USD" office:value="0.0144" calcext:value-type="currency">
            <text:p>$0.014</text:p>
          </table:table-cell>
          <table:table-cell table:style-name="ce121" table:formula="of:=([.M23]*[.$C$2])*(1-[.Q23])" office:value-type="currency" office:currency="USD" office:value="0.72" calcext:value-type="currency">
            <text:p>$0.720</text:p>
          </table:table-cell>
          <table:table-cell table:style-name="Default" table:formula="of:=[.I23]*CEILING(([.H23]*[.$C$2])/[.I23])" office:value-type="float" office:value="50" calcext:value-type="float">
            <text:p>50</text:p>
          </table:table-cell>
          <table:table-cell table:style-name="ce121" table:formula="of:=[.O23]*[.L23]" office:value-type="currency" office:currency="USD" office:value="0.72" calcext:value-type="currency">
            <text:p>$0.720</text:p>
          </table:table-cell>
          <table:table-cell table:style-name="ce68"/>
          <table:table-cell table:style-name="ce121" table:formula="of:=[.P23]*(1-[.Q23])" office:value-type="currency" office:currency="USD" office:value="0.72" calcext:value-type="currency">
            <text:p>$0.720</text:p>
          </table:table-cell>
          <table:table-cell table:style-name="ce121" table:formula="of:=[.R23]-[.N23]" office:value-type="currency" office:currency="USD" office:value="0" calcext:value-type="currency">
            <text:p>$0.000</text:p>
          </table:table-cell>
          <table:table-cell table:style-name="Default" table:formula="of:=[.O23]-[.H2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Chip-Resistor-Surface-Mount_620R-621-5_C159179.html</text:p>
          </table:table-cell>
          <table:table-cell table:style-name="Default" table:number-columns-repeated="1001"/>
        </table:table-row>
        <table:table-row table:style-name="ro4">
          <table:table-cell table:style-name="ce98" office:value-type="string" calcext:value-type="string">
            <text:p>PCB 58*64mm</text:p>
          </table:table-cell>
          <table:table-cell table:style-name="ce101" office:value-type="string" calcext:value-type="string">
            <text:p>order</text:p>
          </table:table-cell>
          <table:table-cell table:style-name="ce40"/>
          <table:table-cell table:style-name="ce13" table:number-columns-repeated="2"/>
          <table:table-cell table:style-name="ce116" office:value-type="string" calcext:value-type="string">
            <text:p>JLCPCB</text:p>
          </table:table-cell>
          <table:table-cell table:style-name="ce5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22" table:formula="of:=[.K24]/[.I24]" office:value-type="currency" office:currency="USD" office:value="0.3632" calcext:value-type="currency">
            <text:p>$0.363</text:p>
          </table:table-cell>
          <table:table-cell table:style-name="ce125" table:formula="of:=[.H24]*[.$L24]" office:value-type="currency" office:currency="USD" office:value="0.3632" calcext:value-type="currency">
            <text:p>$0.363</text:p>
          </table:table-cell>
          <table:table-cell table:style-name="ce125" table:formula="of:=([.M24]*[.$C$2])*(1-[.Q24])" office:value-type="currency" office:currency="USD" office:value="18.16" calcext:value-type="currency">
            <text:p>$18.160</text:p>
          </table:table-cell>
          <table:table-cell table:style-name="Default" table:formula="of:=[.I24]*CEILING(([.H24]*[.$C$2])/[.I24])" office:value-type="float" office:value="50" calcext:value-type="float">
            <text:p>50</text:p>
          </table:table-cell>
          <table:table-cell table:style-name="ce125" table:formula="of:=[.O24]*[.L24]" office:value-type="currency" office:currency="USD" office:value="18.16" calcext:value-type="currency">
            <text:p>$18.160</text:p>
          </table:table-cell>
          <table:table-cell table:style-name="ce75"/>
          <table:table-cell table:style-name="ce125" table:formula="of:=[.P24]*(1-[.Q24])" office:value-type="currency" office:currency="USD" office:value="18.16" calcext:value-type="currency">
            <text:p>$18.160</text:p>
          </table:table-cell>
          <table:table-cell table:style-name="ce125" table:formula="of:=[.R24]-[.N24]" office:value-type="currency" office:currency="USD" office:value="0" calcext:value-type="currency">
            <text:p>$0.000</text:p>
          </table:table-cell>
          <table:table-cell table:style-name="Default" table:formula="of:=[.O24]-[.H24]*[.$C$2]" office:value-type="float" office:value="0" calcext:value-type="float">
            <text:p>0</text:p>
          </table:table-cell>
          <table:table-cell table:style-name="ce13" table:number-columns-repeated="1002"/>
        </table:table-row>
        <table:table-row table:style-name="ro4">
          <table:table-cell table:number-columns-repeated="11"/>
          <table:table-cell table:style-name="ce61" office:value-type="string" calcext:value-type="string">
            <text:p>Total</text:p>
          </table:table-cell>
          <table:table-cell table:style-name="ce126" table:formula="of:=SUM([.M6:.M24])" office:value-type="currency" office:currency="USD" office:value="1.5808" calcext:value-type="currency">
            <text:p>$1.581</text:p>
          </table:table-cell>
          <table:table-cell table:style-name="ce126" table:formula="of:=SUM([.N6:.N24])" office:value-type="currency" office:currency="USD" office:value="65.815" calcext:value-type="currency">
            <text:p>$65.815</text:p>
          </table:table-cell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126" table:formula="of:=SUM([.R6:.R24])" office:value-type="currency" office:currency="USD" office:value="67.948" calcext:value-type="currency">
            <text:p>$67.948</text:p>
          </table:table-cell>
          <table:table-cell table:style-name="ce126" table:formula="of:=[.R25]-[.N25]" office:value-type="currency" office:currency="USD" office:value="2.13300000000001" calcext:value-type="currency">
            <text:p>$2.133</text:p>
          </table:table-cell>
          <table:table-cell table:style-name="ce14"/>
          <table:table-cell table:number-columns-repeated="1002"/>
        </table:table-row>
        <table:table-row table:style-name="ro2">
          <table:table-cell table:style-name="ce15" office:value-type="string" calcext:value-type="string">
            <text:p>Notes:</text:p>
          </table:table-cell>
          <table:table-cell table:style-name="ce15"/>
          <table:table-cell table:number-columns-repeated="16"/>
          <table:table-cell table:style-name="ce61"/>
          <table:table-cell table:number-columns-repeated="1003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S2:Sheet1.T5">
            <calcext:condition calcext:apply-style-name="unhighlight" calcext:value="&lt;=-2" calcext:base-cell-address="Sheet1.S2"/>
          </calcext:conditional-format>
          <calcext:conditional-format calcext:target-range-address="Sheet1.C5:Sheet1.D5 Sheet1.C2:Sheet1.D2">
            <calcext:condition calcext:apply-style-name="greyed_out" calcext:value="=&quot;Generic&quot;" calcext:base-cell-address="Sheet1.C2"/>
            <calcext:condition calcext:apply-style-name="greyed_out" calcext:value="=&quot;other&quot;" calcext:base-cell-address="Sheet1.C2"/>
          </calcext:conditional-format>
          <calcext:conditional-format calcext:target-range-address="Sheet1.C12:Sheet1.C1048576 Sheet1.D25:Sheet1.D1048576 Sheet1.C7:Sheet1.C10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Q1:Sheet1.Q5 Sheet1.Q12:Sheet1.Q1048576 Sheet1.Q8:Sheet1.Q10">
            <calcext:condition calcext:apply-style-name="highlight" calcext:value="=1" calcext:base-cell-address="Sheet1.Q1"/>
          </calcext:conditional-format>
          <calcext:conditional-format calcext:target-range-address="Sheet1.C11:Sheet1.C11">
            <calcext:condition calcext:apply-style-name="greyed_out" calcext:value="=&quot;Generic&quot;" calcext:base-cell-address="Sheet1.C11"/>
            <calcext:condition calcext:apply-style-name="greyed_out" calcext:value="=&quot;other&quot;" calcext:base-cell-address="Sheet1.C11"/>
          </calcext:conditional-format>
          <calcext:conditional-format calcext:target-range-address="Sheet1.Q11:Sheet1.Q11">
            <calcext:condition calcext:apply-style-name="highlight" calcext:value="=1" calcext:base-cell-address="Sheet1.Q11"/>
          </calcext:conditional-format>
        </calcext:conditional-formats>
      </table:table>
      <table:table table:name="center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Housings_SSOP:TSSOP-20_4.4x6.5mm_Pitch0.65mm</text:p>
          </table:table-cell>
          <table:table-cell office:value-type="string" calcext:value-type="string">
            <text:p>http://www.st.com/st-web-ui/static/active/en/resource/technical/document/datasheet/DM00088500.pdf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TO_SOT_Packages_SMD:SOT-223-3Lead_TabPin2</text:p>
          </table:table-cell>
          <table:table-cell office:value-type="string" calcext:value-type="string">
            <text:p>http://www.diodes.com/datasheets/AP1117.pdf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top lef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top righ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bottom righ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bottom left</text:p>
          </table:table-cell>
          <table:table-cell office:value-type="string" calcext:value-type="string">
            <text:p>footprints:led_tape_3528_283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S510</text:p>
          </table:table-cell>
          <table:table-cell office:value-type="string" calcext:value-type="string">
            <text:p>Diodes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esistors_SMD:R_2512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infineon.com/dgdl/irlml6402pbf.pdf?fileId=5546d462533600a401535668d5c2263c</text:p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8V2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infineon.com/dgdl/irlml6402pbf.pdf?fileId=5546d462533600a401535668d5c2263c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8V2</text:p>
          </table:table-cell>
          <table:table-cell office:value-type="string" calcext:value-type="string">
            <text:p>Diodes_SMD:D_MiniMELF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Square-SMD-Pad_Small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rnell.com/datasheets/1835997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6:18:53.582730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6.0.6.2$Linux_X86_64 LibreOffice_project/00$Build-2</meta:generator>
    <dc:date>2018-11-27T15:27:22.937937704</dc:date>
    <meta:editing-duration>P1DT2H38M31S</meta:editing-duration>
    <meta:editing-cycles>278</meta:editing-cycles>
    <meta:document-statistic meta:table-count="2" meta:cell-count="577" meta:object-count="0"/>
  </office:meta>
</office:document-meta>
</file>